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4136101020902</text:p>
          </table:table-cell>
          <table:table-cell office:value-type="string" calcext:value-type="string">
            <text:p>2024-12-30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6936" calcext:value-type="float">
            <text:p>98.16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6101020902</text:p>
          </table:table-cell>
          <table:table-cell office:value-type="string" calcext:value-type="string">
            <text:p>2024-01-02 15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81136" calcext:value-type="float">
            <text:p>97.48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6101020902</text:p>
          </table:table-cell>
          <table:table-cell office:value-type="string" calcext:value-type="string">
            <text:p>2023-01-05 20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64" calcext:value-type="float">
            <text:p>96.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6101020902</text:p>
          </table:table-cell>
          <table:table-cell office:value-type="string" calcext:value-type="string">
            <text:p>2022-01-10 19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9536" calcext:value-type="float">
            <text:p>96.10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6101020902</text:p>
          </table:table-cell>
          <table:table-cell office:value-type="string" calcext:value-type="string">
            <text:p>2021-01-06 2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1504" calcext:value-type="float">
            <text:p>95.09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6101020902</text:p>
          </table:table-cell>
          <table:table-cell office:value-type="string" calcext:value-type="string">
            <text:p>2020-01-03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27624" calcext:value-type="float">
            <text:p>94.5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6101020902</text:p>
          </table:table-cell>
          <table:table-cell office:value-type="string" calcext:value-type="string">
            <text:p>2019-01-03 21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5352" calcext:value-type="float">
            <text:p>93.87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6101020902</text:p>
          </table:table-cell>
          <table:table-cell office:value-type="string" calcext:value-type="string">
            <text:p>2018-01-05 20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94936" calcext:value-type="float">
            <text:p>93.59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6101020902</text:p>
          </table:table-cell>
          <table:table-cell office:value-type="string" calcext:value-type="string">
            <text:p>2017-01-04 17:29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52848" calcext:value-type="float">
            <text:p>93.65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6101020902</text:p>
          </table:table-cell>
          <table:table-cell office:value-type="string" calcext:value-type="string">
            <text:p>2016-01-05 17:57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98824" calcext:value-type="float">
            <text:p>92.69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6101020902</text:p>
          </table:table-cell>
          <table:table-cell office:value-type="string" calcext:value-type="string">
            <text:p>2015-01-05 22:13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3248" calcext:value-type="float">
            <text:p>92.2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6101020902</text:p>
          </table:table-cell>
          <table:table-cell office:value-type="string" calcext:value-type="string">
            <text:p>2014-01-07 14:34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24032" calcext:value-type="float">
            <text:p>87.1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6101020902</text:p>
          </table:table-cell>
          <table:table-cell office:value-type="string" calcext:value-type="string">
            <text:p>2013-01-08 14:42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8632" calcext:value-type="float">
            <text:p>85.82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6101020902</text:p>
          </table:table-cell>
          <table:table-cell office:value-type="string" calcext:value-type="string">
            <text:p>2012-01-04 14:18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02368" calcext:value-type="float">
            <text:p>86.00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6101020902</text:p>
          </table:table-cell>
          <table:table-cell office:value-type="string" calcext:value-type="string">
            <text:p>2011-01-05 14:27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0368" calcext:value-type="float">
            <text:p>85.24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6101020902</text:p>
          </table:table-cell>
          <table:table-cell office:value-type="string" calcext:value-type="string">
            <text:p>2010-01-04 16:0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9512" calcext:value-type="float">
            <text:p>85.24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6101020902</text:p>
          </table:table-cell>
          <table:table-cell office:value-type="string" calcext:value-type="string">
            <text:p>2009-01-08 20:38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1896" calcext:value-type="float">
            <text:p>84.51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6101020902</text:p>
          </table:table-cell>
          <table:table-cell office:value-type="string" calcext:value-type="string">
            <text:p>2008-01-15 20:08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4784" calcext:value-type="float">
            <text:p>83.23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6101020902</text:p>
          </table:table-cell>
          <table:table-cell office:value-type="string" calcext:value-type="string">
            <text:p>2007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7648" calcext:value-type="float">
            <text:p>82.52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6101020902</text:p>
          </table:table-cell>
          <table:table-cell office:value-type="string" calcext:value-type="string">
            <text:p>2006-01-06 16:07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2628" calcext:value-type="float">
            <text:p>80.7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6101020902</text:p>
          </table:table-cell>
          <table:table-cell office:value-type="string" calcext:value-type="string">
            <text:p>2005-01-07 17:45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0064" calcext:value-type="float">
            <text:p>79.7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6101020902</text:p>
          </table:table-cell>
          <table:table-cell office:value-type="string" calcext:value-type="string">
            <text:p>2004-01-04 21:55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8336" calcext:value-type="float">
            <text:p>78.8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6101020902</text:p>
          </table:table-cell>
          <table:table-cell office:value-type="string" calcext:value-type="string">
            <text:p>2004-01-04 18:32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5288" calcext:value-type="float">
            <text:p>78.8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6101020902</text:p>
          </table:table-cell>
          <table:table-cell office:value-type="string" calcext:value-type="string">
            <text:p>2003-01-09 13:44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4712" calcext:value-type="float">
            <text:p>77.3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6101020902</text:p>
          </table:table-cell>
          <table:table-cell office:value-type="string" calcext:value-type="string">
            <text:p>2002-01-06 16:52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6704" calcext:value-type="float">
            <text:p>75.73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6101020902</text:p>
          </table:table-cell>
          <table:table-cell office:value-type="string" calcext:value-type="string">
            <text:p>2001-01-05 16:59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51616" calcext:value-type="float">
            <text:p>74.65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6101020902</text:p>
          </table:table-cell>
          <table:table-cell office:value-type="string" calcext:value-type="string">
            <text:p>2000-01-06 17:14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0872" calcext:value-type="float">
            <text:p>73.27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6101020902</text:p>
          </table:table-cell>
          <table:table-cell office:value-type="string" calcext:value-type="string">
            <text:p>1999-01-04 21:40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29168" calcext:value-type="float">
            <text:p>71.82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6101020902</text:p>
          </table:table-cell>
          <table:table-cell office:value-type="string" calcext:value-type="string">
            <text:p>199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688" calcext:value-type="float">
            <text:p>70.2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6101020902</text:p>
          </table:table-cell>
          <table:table-cell office:value-type="string" calcext:value-type="string">
            <text:p>1997-01-07 19:45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0936" calcext:value-type="float">
            <text:p>69.21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6101020902</text:p>
          </table:table-cell>
          <table:table-cell office:value-type="string" calcext:value-type="string">
            <text:p>1996-09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5536" calcext:value-type="float">
            <text:p>71.72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6101020902</text:p>
          </table:table-cell>
          <table:table-cell office:value-type="string" calcext:value-type="string">
            <text:p>1996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28896" calcext:value-type="float">
            <text:p>68.12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6101020902</text:p>
          </table:table-cell>
          <table:table-cell office:value-type="string" calcext:value-type="string">
            <text:p>1995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0368" calcext:value-type="float">
            <text:p>66.19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6101020902</text:p>
          </table:table-cell>
          <table:table-cell office:value-type="string" calcext:value-type="string">
            <text:p>199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6504" calcext:value-type="float">
            <text:p>66.51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36101020902</text:p>
          </table:table-cell>
          <table:table-cell office:value-type="string" calcext:value-type="string">
            <text:p>199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6576" calcext:value-type="float">
            <text:p>64.80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11" meta:object-count="0"/>
    <meta:user-defined meta:name="AppVersion">3.0</meta:user-defined>
  </office:meta>
</office:document-meta>
</file>